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D0000303B00001B9057B7DA3D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style:font-name="DejaVu Sans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font-name="DejaVu Sans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Table_20_Contents">
      <style:text-properties style:font-name="DejaVu Sans" fo:font-size="12pt" style:font-name-asian="DejaVu Sans Mono" style:font-size-asian="12pt" style:font-name-complex="DejaVu Sans Mono" style:font-size-complex="12pt"/>
    </style:style>
    <style:style style:name="P8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style="italic" style:font-style-asian="italic" style:font-style-complex="italic"/>
    </style:style>
    <style:style style:name="T3" style:family="text">
      <style:text-properties style:text-position="sub 58%" fo:language="sv" fo:country="SE"/>
    </style:style>
    <style:style style:name="T4" style:family="text">
      <style:text-properties style:text-position="super 58%" fo:language="sv" fo:country="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jär:</text:p>
      <text:p text:style-name="P1"/>
      <text:p text:style-name="P1"><text:tab/><draw:frame draw:style-name="fr2" draw:name="Object1" text:anchor-type="as-char" svg:width="3.859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<draw:frame draw:style-name="fr2" draw:name="Object2" text:anchor-type="as-char" svg:width="3.454cm" svg:height="1.04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<draw:frame draw:style-name="fr2" draw:name="Object3" text:anchor-type="as-char" svg:width="2.08cm" svg:height="1.04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draw:frame draw:style-name="fr2" draw:name="Object4" text:anchor-type="as-char" svg:width="4.313cm" svg:height="1.04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text:tab/><draw:frame draw:style-name="fr2" draw:name="Object5" text:anchor-type="as-char" svg:width="3.861cm" svg:height="0.79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tab/><draw:frame draw:style-name="fr2" draw:name="Object6" text:anchor-type="as-char" svg:width="4.69cm" svg:height="1.10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Multiplicera (*) med (†).</text:p>
      <text:p text:style-name="P1"/>
      <text:p text:style-name="P1"><text:tab/><draw:frame draw:style-name="fr2" draw:name="Object7" text:anchor-type="as-char" svg:width="3.778cm" svg:height="1.10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text:tab/><draw:frame draw:style-name="fr2" draw:name="Object8" text:anchor-type="as-char" svg:width="3.447cm" svg:height="1.21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text:tab/>Kontrollera både (‡).</text:p>
      <text:p text:style-name="P1"/>
      <text:p text:style-name="P1"><text:tab/>Integrera med <text:span text:style-name="T1">avseende på </text:span><text:span text:style-name="T2">x</text:span><text:span text:style-name="T1">.</text:span></text:p>
      <text:p text:style-name="P2"/>
      <text:p text:style-name="P1"><text:span text:style-name="T1"><text:tab/></text:span><text:span text:style-name="T1"><draw:frame draw:style-name="fr2" draw:name="Object9" text:anchor-type="as-char" svg:width="1.984cm" svg:height="1.101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"/>
      <text:p text:style-name="P1"><text:span text:style-name="T1"><text:tab/></text:span><text:span text:style-name="T1"><draw:frame draw:style-name="fr2" draw:name="Object10" text:anchor-type="as-char" svg:width="2.32cm" svg:height="0.547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"><text:tab/> <text:s text:c="6"/>↑ <text:s text:c="3"/>↑</text:p>
      <text:p text:style-name="P1"><text:span text:style-name="T1"><text:tab/> <text:s text:c="6"/>y</text:span><text:span text:style-name="T3">p <text:s text:c="6"/></text:span><text:span text:style-name="T1">y</text:span><text:span text:style-name="T3">h</text:span></text:p>
      <text:p text:style-name="P4"/>
      <text:p text:style-name="P8">Substitutioner:</text:p>
      <text:p text:style-name="P4"/>
      <text:p text:style-name="P6">Homogena:</text:p>
      <text:p text:style-name="P6"/>
      <text:p text:style-name="P5"><text:span text:style-name="T1"><text:tab/></text:span><text:span text:style-name="T1"><draw:frame draw:style-name="fr2" draw:name="Object11" text:anchor-type="as-char" svg:width="2.164cm" svg:height="1.152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"/>
      <text:p text:style-name="P6"><text:tab/>Sätt z = y/x. y = xz, y' = xz' + z</text:p>
      <text:p text:style-name="P6"/>
      <text:p text:style-name="P6"><text:tab/>xz' + z = ƒ(z)</text:p>
      <text:p text:style-name="P6"/>
      <text:p text:style-name="P6"><text:tab/>xz' = ƒ(z) – z</text:p>
      <text:p text:style-name="P6"><text:tab/></text:p>
      <text:p text:style-name="P6"><text:tab/>Separabel!</text:p>
      <text:p text:style-name="P6"/>
      <text:p text:style-name="P6"/>
      <text:p text:style-name="P6">Bernoullska:</text:p>
      <text:p text:style-name="P6"/>
      <text:p text:style-name="P5"><text:span text:style-name="T1"><text:tab/></text:span><text:span text:style-name="T1"><draw:frame draw:style-name="fr3" draw:name="Object12" text:anchor-type="as-char" svg:y="-0.863cm" svg:width="7.04cm" svg:height="1.048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6"/>
      <text:p text:style-name="P5"><text:span text:style-name="T1"><text:tab/></text:span><text:span text:style-name="T1"><draw:frame draw:style-name="fr3" draw:name="Object13" text:anchor-type="as-char" svg:y="-0.863cm" svg:width="4.713cm" svg:height="1.048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6"/>
      <text:p text:style-name="P5"><text:span text:style-name="T1"><text:tab/>Sätt</text:span><text:span text:style-name="T4"><draw:frame draw:style-name="fr2" draw:name="Object14" text:anchor-type="as-char" svg:width="5.031cm" svg:height="1.048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6"/>
      <text:p text:style-name="P5"><text:span text:style-name="T1"><text:tab/></text:span><text:span text:style-name="T1"><draw:frame draw:style-name="fr3" draw:name="Object15" text:anchor-type="as-char" svg:y="-0.863cm" svg:width="3.851cm" svg:height="1.048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6"/>
      <text:p text:style-name="P6"><text:tab/>Linjärt!</text:p>
      <text:p text:style-name="P5"/>
      <text:p text:style-name="P4"/>
      <text:p text:style-name="P4">Begynnelsevärdesproblem (BVP)</text:p>
      <text:p text:style-name="P4"/>
      <text:p text:style-name="P3"><text:span text:style-name="T1"><text:tab/></text:span><text:span text:style-name="T1"><draw:frame draw:style-name="fr3" draw:name="Object16" text:anchor-type="as-char" svg:y="-0.863cm" svg:width="4.812cm" svg:height="1.048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"/>
      <text:p text:style-name="P4"/>
      <text:p text:style-name="P8">Exempel:</text:p>
      <text:p text:style-name="P4"/>
      <text:p text:style-name="P4"><draw:frame draw:style-name="fr3" draw:name="Object17" text:anchor-type="as-char" svg:y="-0.863cm" svg:width="1.833cm" svg:height="1.04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>Rita up koordinatsystem och rita in lutning för (x; y) punkter då</text:p>
      <text:p text:style-name="P4"/>
      <text:p text:style-name="P4"><text:tab/>• y = 0, x' = ±∞</text:p>
      <text:p text:style-name="P4"><text:tab/>• x = 0, y' = 0</text:p>
      <text:p text:style-name="P4"><text:tab/>• y = –x, y' = 1</text:p>
      <text:p text:style-name="P4"><text:tab/>• y = x, y = –1</text:p>
      <text:p text:style-name="P4"/>
      <text:p text:style-name="P4">Man ser att cirklar bildas.</text:p>
      <text:p text:style-name="P4">Stämmer det?</text:p>
      <text:p text:style-name="P4"/>
      <text:p text:style-name="P4"><draw:frame draw:style-name="fr3" draw:name="Object18" text:anchor-type="as-char" svg:y="-0.863cm" svg:width="2.369cm" svg:height="1.04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3"><text:span text:style-name="T1"><draw:frame draw:style-name="fr3" draw:name="Object19" text:anchor-type="as-char" svg:y="-0.863cm" svg:width="2.889cm" svg:height="1.048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"><text:tab/>Läraren är synsk!</text:span></text:p>
      <text:p text:style-name="P4"/>
      <text:p text:style-name="P4"><draw:frame draw:style-name="fr3" draw:name="Object21" text:anchor-type="as-char" svg:y="-0.863cm" svg:width="5.161cm" svg:height="1.152cm" draw:z-index="28"><draw:object xlink:href="./Object 21" xlink:type="simple" xlink:show="embed" xlink:actuate="onLoad"/><draw:image xlink:href="./ObjectReplacements/Object 21" xlink:type="simple" xlink:show="embed" xlink:actuate="onLoad"/></draw:frame></text:p>
      <text:p text:style-name="P4"/>
      <text:p text:style-name="P4"><draw:frame draw:style-name="fr3" draw:name="Object20" text:anchor-type="as-char" svg:y="-0.863cm" svg:width="5.907cm" svg:height="1.04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4"><draw:frame draw:style-name="fr3" draw:name="Object22" text:anchor-type="as-char" svg:y="-0.863cm" svg:width="5.253cm" svg:height="0.796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/>
      <text:p text:style-name="P4"><draw:frame draw:style-name="fr3" draw:name="Object23" text:anchor-type="as-char" svg:y="-0.863cm" svg:width="2.06cm" svg:height="0.547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Ja, det stämmer!</text:p>
      <text:p text:style-name="P4"/>
      <text:p text:style-name="P4"><draw:frame draw:style-name="fr3" draw:name="Object24" text:anchor-type="as-char" svg:y="-0.863cm" svg:width="2.124cm" svg:height="0.54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4"/>
      <text:p text:style-name="P8">⁅z.c.2.1.17.⁆</text:p>
      <text:p text:style-name="P4"/>
      <text:p text:style-name="P4"><draw:frame draw:style-name="fr3" draw:name="Object25" text:anchor-type="as-char" svg:y="-0.863cm" svg:width="2.471cm" svg:height="1.04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4"/>
      <text:p text:style-name="P3"><text:span text:style-name="T1">Kritiska punkter: </text:span><text:span text:style-name="T1"><draw:frame draw:style-name="fr3" draw:name="Object26" text:anchor-type="as-char" svg:y="-0.628cm" svg:width="4.946cm" svg:height="1.048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"/>
      <text:p text:style-name="P4">Kritiska punkter: y = 0 &amp; y = 3</text:p>
      <text:p text:style-name="P4"/>
      <text:p text:style-name="P4">Fasporträtt (faslinje)</text:p>
      <text:p text:style-name="P4"/>
      <text:p text:style-name="P4">──→──┼──←──┼──→──</text:p>
      <text:p text:style-name="P4"><text:tab/> 0 <text:s text:c="9"/>3</text:p>
      <text:p text:style-name="P4"><text:s text:c="5"/>+ <text:s text:c="7"/>– <text:s text:c="10"/>+ <text:s text:c="4"/>:derivata</text:p>
      <text:p text:style-name="P4"/>
      <text:p text:style-name="P4">y = 0 är asymptotiskt stabil.</text:p>
      <text:p text:style-name="P4">y = 3 är instabil.</text:p>
      <text:p text:style-name="P4"/>
      <text:p text:style-name="P4"><draw:frame draw:style-name="fr1" draw:name="graphics1" text:anchor-type="paragraph" svg:x="0.129cm" svg:y="0cm" svg:width="12.347cm" svg:height="7.056cm" draw:z-index="20"><draw:image xlink:href="Pictures/2000003D0000303B00001B9057B7DA3D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ernoullsk, separabel &amp; autonom.</text:p>
      <text:p text:style-name="P4"/>
      <text:p text:style-name="P8">⁅z.c.2.5.6.⁆</text:p>
      <text:p text:style-name="P4"/>
      <text:p text:style-name="P4"><draw:frame draw:style-name="fr3" draw:name="Object27" text:anchor-type="as-char" svg:y="-0.863cm" svg:width="4.341cm" svg:height="0.554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4"/>
      <text:p text:style-name="P4"><draw:frame draw:style-name="fr3" draw:name="Object28" text:anchor-type="as-char" svg:y="-0.863cm" svg:width="3.013cm" svg:height="1.155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4"/>
      <text:p text:style-name="P4">Homogent högerled &amp; bernoullsk!</text:p>
      <text:p text:style-name="P4"/>
      <text:p text:style-name="P4">Sätt z = y/x, y = xz, y´ = xz´ + z.</text:p>
      <text:p text:style-name="P4"/>
      <text:p text:style-name="P4">xz´ + z + z² + z = 0</text:p>
      <text:p text:style-name="P4">xz´ = z(z + 2)</text:p>
      <text:p text:style-name="P4"/>
      <text:p text:style-name="P4">Separabel!</text:p>
      <text:p text:style-name="P4"/>
      <text:p text:style-name="P4">a)</text:p>
      <text:p text:style-name="P4"><text:tab/>z = 0, z = –2, y = 0, y = –2x</text:p>
      <text:p text:style-name="P4"/>
      <text:p text:style-name="P4">b)</text:p>
      <text:p text:style-name="P4"><text:tab/>0 ≠ z ≠ 2:</text:p>
      <text:p text:style-name="P4"/>
      <text:p text:style-name="P3"><text:span text:style-name="T1"><text:tab/></text:span><text:span text:style-name="T1"><draw:frame draw:style-name="fr3" draw:name="Object29" text:anchor-type="as-char" svg:y="-0.863cm" svg:width="2.716cm" svg:height="1.055cm" draw:z-index="31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4"/>
      <text:p text:style-name="P4"><text:tab/>Handpåläggning eller annan metod ger:</text:p>
      <text:p text:style-name="P4"/>
      <text:p text:style-name="P3"><text:span text:style-name="T1"><text:tab/></text:span><text:span text:style-name="T1"><draw:frame draw:style-name="fr3" draw:name="Object30" text:anchor-type="as-char" svg:y="-0.863cm" svg:width="4.041cm" svg:height="1.152cm" draw:z-index="32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4"/>
      <text:p text:style-name="P4"><text:tab/>∫ … dx ger:</text:p>
      <text:p text:style-name="P4"/>
      <text:p text:style-name="P4"><text:tab/>ln |z| - ln |z + 2| = –2 ln |x| + ln |C|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1"><text:tab/></text:span><text:span text:style-name="T1"><draw:frame draw:style-name="fr3" draw:name="Object31" text:anchor-type="as-char" svg:y="-1.233cm" svg:width="3.256cm" svg:height="1.212cm" draw:z-index="33"><draw:object xlink:href="./Object 32" xlink:type="simple" xlink:show="embed" xlink:actuate="onLoad"/><draw:image xlink:href="./ObjectReplacements/Object 32" xlink:type="simple" xlink:show="embed" xlink:actuate="onLoad"/></draw:frame></text:span></text:p>
            <text:p text:style-name="P4"/>
            <text:p text:style-name="P3"><text:span text:style-name="T1"><text:tab/></text:span><text:span text:style-name="T1"><draw:frame draw:style-name="fr3" draw:name="Object32" text:anchor-type="as-char" svg:y="-0.863cm" svg:width="3.18cm" svg:height="1.101cm" draw:z-index="34"><draw:object xlink:href="./Object 33" xlink:type="simple" xlink:show="embed" xlink:actuate="onLoad"/><draw:image xlink:href="./ObjectReplacements/Object 33" xlink:type="simple" xlink:show="embed" xlink:actuate="onLoad"/></draw:frame></text:span></text:p>
            <text:p text:style-name="P4"/>
            <text:p text:style-name="P3"><text:span text:style-name="T1"><text:tab/></text:span><text:span text:style-name="T1"><draw:frame draw:style-name="fr3" draw:name="Object33" text:anchor-type="as-char" svg:y="-0.863cm" svg:width="4.919cm" svg:height="2.157cm" draw:z-index="35"><draw:object xlink:href="./Object 31" xlink:type="simple" xlink:show="embed" xlink:actuate="onLoad"/><draw:image xlink:href="./ObjectReplacements/Object 31" xlink:type="simple" xlink:show="embed" xlink:actuate="onLoad"/></draw:frame></text:span></text:p>
          </table:table-cell>
          <table:table-cell table:style-name="Table1.B1" office:value-type="string">
            <text:p text:style-name="P7"><text:s/>x²y = C(y + 2x)</text:p>
            <text:p text:style-name="P7"/>
            <text:p text:style-name="P7"/>
            <text:p text:style-name="P7"><text:s/>y = 0 finns med</text:p>
            <text:p text:style-name="P7"/>
            <text:p text:style-name="P7"><text:s/>y = -2x finns också med</text:p>
          </table:table-cell>
        </table:table-row>
      </table:table>
      <text:p text:style-name="P8">⁅z.c.2.2.24.⁆</text:p>
      <text:p text:style-name="P4"/>
      <text:p text:style-name="P4"><draw:frame draw:style-name="fr3" draw:name="Object34" text:anchor-type="as-char" svg:y="-0.624cm" svg:width="4.225cm" svg:height="1.155cm" draw:z-index="26"><draw:object xlink:href="./Object 34" xlink:type="simple" xlink:show="embed" xlink:actuate="onLoad"/><draw:image xlink:href="./ObjectReplacements/Object 34" xlink:type="simple" xlink:show="embed" xlink:actuate="onLoad"/></draw:frame></text:p>
      <text:p text:style-name="P4"/>
      <text:p text:style-name="P4">Separabel!</text:p>
      <text:p text:style-name="P4"/>
      <text:p text:style-name="P4">Ansätt y = x:</text:p>
      <text:p text:style-name="P4"/>
      <text:p text:style-name="P4"><text:tab/>V.L. = 1</text:p>
      <text:p text:style-name="P3"><text:span text:style-name="T1"><text:tab/>H.L. = </text:span><text:span text:style-name="T1"><draw:frame draw:style-name="fr3" draw:name="Object35" text:anchor-type="as-char" svg:y="-0.718cm" svg:width="1.339cm" svg:height="1.155cm" draw:z-index="27"><draw:object xlink:href="./Object 35" xlink:type="simple" xlink:show="embed" xlink:actuate="onLoad"/><draw:image xlink:href="./ObjectReplacements/Object 35" xlink:type="simple" xlink:show="embed" xlink:actuate="onLoad"/></draw:frame></text:span><text:span text:style-name="T1">= 1</text:span></text:p>
      <text:p text:style-name="P4"/>
      <text:p text:style-name="P4"><text:tab/>y(2) = 2</text:p>
      <text:p text:style-name="P4"/>
      <text:p text:style-name="P4"><text:tab/>OK!</text:p>
      <text:p text:style-name="P4"/>
      <text:p text:style-name="P4">Enda lösnin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37M18S</meta:editing-duration>
    <meta:editing-cycles>18</meta:editing-cycles>
    <meta:generator>OpenOffice.org/3.1$Win32 OpenOffice.org_project/310m19$Build-9420</meta:generator>
    <dc:date>2010-10-16T00:24:44.64</dc:date>
    <dc:creator>Mattias </dc:creator>
    <meta:document-statistic meta:table-count="1" meta:image-count="1" meta:object-count="35" meta:page-count="6" meta:paragraph-count="92" meta:word-count="257" meta:character-count="11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xy</math:mi>
        <math:mrow>
          <math:mrow>
            <math:mi math:fontstyle="normal">'</math:mi>
            <math:mo math:stretchy="false">−</math:mo>
            <math:mn>2y</math:mn>
          </math:mrow>
          <math:mo math:stretchy="false">=</math:mo>
          <math:msup>
            <math:mi math:fontstyle="normal">x</math:mi>
            <math:mn>3</math:mn>
          </math:msup>
        </math:mrow>
      </math:mrow>
      <math:mi math:fontstyle="normal">,</math:mi>
      <math:mi/>
      <math:mrow>
        <math:mi math:fontstyle="normal">x</math:mi>
        <math:mo math:stretchy="false">&gt;</math:mo>
        <math:mn>0</math:mn>
      </math:mrow>
    </math:mrow>
    <math:annotation math:encoding="StarMath 5.0">{xy' - 2y = x^3}, ~ x &gt; 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sup>
          <math:mi math:fontstyle="normal">x</math:mi>
          <math:mn>3</math:mn>
        </math:msup>
        <math:mo math:stretchy="false">+</math:mo>
        <math:msup>
          <math:mi>Cx</math:mi>
          <math:mn>2</math:mn>
        </math:msup>
      </math:mrow>
    </math:mrow>
    <math:annotation math:encoding="StarMath 5.0">{y = x^3 + Cx^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fenced math:open="" math:close="">
        <math:mfrac>
          <math:mrow>
            <math:mi math:fontstyle="normal">y</math:mi>
          </math:mrow>
          <math:mrow>
            <math:mi math:fontstyle="normal">x</math:mi>
          </math:mrow>
        </math:mfrac>
      </math:mfenced>
    </math:mrow>
    <math:annotation math:encoding="StarMath 5.0">{{{alignc dy} over {alignc dx}} = ƒ left ({{alignc y} over {alignc x}} right )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  <math:mi math:fontstyle="normal">,</math:mi>
      <math:mi/>
      <math:mrow>
        <math:mrow>
          <math:mn>1</math:mn>
          <math:mo math:stretchy="false">≠</math:mo>
          <math:mo math:stretchy="false">α</math:mo>
        </math:mrow>
        <math:mo math:stretchy="false">≠</math:mo>
        <math:mn>2,</math:mn>
      </math:mrow>
      <math:mrow>
        <math:mo math:stretchy="false">α</math:mo>
        <math:mo math:stretchy="false">∈</math:mo>
        <math:mi math:fontstyle="normal">ℝ</math:mi>
      </math:mrow>
    </math:mrow>
    <math:annotation math:encoding="StarMath 5.0">{{{alignc dy} over {alignc dx}} = P(x)y = ƒ(x)y^%alpha, ~ 1 &lt;&gt; %alpha &lt;&gt; 2, %alpha in ℝ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o math:stretchy="false">α</math:mo>
        </math:mrow>
      </math:msup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y^{-%alpha} {{alignc dy} over {alignc dx}} + P(x)y^{1-%alpha} = ƒ(x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z</math:mi>
        <math:mo math:stretchy="false">=</math:mo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</math:mrow>
      <math:mi math:fontstyle="normal">,</math:mi>
      <math:mi math:fontstyle="normal">z</math:mi>
      <math:mrow>
        <math:mi math:fontstyle="normal">'</math:mi>
        <math:mo math:stretchy="false">=</math:mo>
        <math:mrow>
          <math:mo math:stretchy="false">(</math:mo>
          <math:mrow>
            <math:mn>1</math:mn>
            <math:mo math:stretchy="false">−</math:mo>
            <math:mo math:stretchy="false">α</math:mo>
          </math:mrow>
          <math:mo math:stretchy="false">)</math:mo>
        </math:mrow>
      </math:mrow>
      <math:msup>
        <math:mi math:fontstyle="normal">y</math:mi>
        <math:mrow>
          <math:mo math:stretchy="false">−</math:mo>
          <math:mo math:stretchy="false">α</math:mo>
        </math:mrow>
      </math:msup>
      <math:mfrac>
        <math:mrow>
          <math:mi>dy</math:mi>
        </math:mrow>
        <math:mrow>
          <math:mi>dx</math:mi>
        </math:mrow>
      </math:mfrac>
    </math:mrow>
    <math:annotation math:encoding="StarMath 5.0">z = y^{1 - %alpha}, z' = (1 - %alpha)y^{-%alpha} {{alignc dy} over {alignc dx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z</math:mi>
              <math:mi math:fontstyle="normal">'</math:mi>
            </math:mrow>
          </math:mrow>
          <math:mrow>
            <math:mrow>
              <math:mn>1</math:mn>
              <math:mo math:stretchy="false">−</math:mo>
              <math:mo math:stretchy="false">α</math:mo>
            </math:mrow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z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{alignc z'} over {alignc 1 - %alpha}} + P(x)z = ƒ(x)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  <math:mi/>
      <math:mi math:fontstyle="normal">y</math:mi>
      <math:mrow>
        <math:mrow>
          <math:mo math:stretchy="false">(</math:mo>
          <math:msub>
            <math:mi math:fontstyle="normal">x</math:mi>
            <math:mn>0</math:mn>
          </math:msub>
          <math:mo math:stretchy="false">)</math:mo>
        </math:mrow>
        <math:mo math:stretchy="false">=</math:mo>
        <math:msub>
          <math:mi math:fontstyle="normal">y</math:mi>
          <math:mn>0</math:mn>
        </math:msub>
      </math:mrow>
    </math:mrow>
    <math:annotation math:encoding="StarMath 5.0">{{{alignc dy} over {alignc dx}} = ƒ(x;`y), ~ y(x_0) = y_0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o math:stretchy="false">−</math:mo>
        <math:mfrac>
          <math:mrow>
            <math:mi math:fontstyle="normal">x</math:mi>
          </math:mrow>
          <math:mrow>
            <math:mi math:fontstyle="normal">y</math:mi>
          </math:mrow>
        </math:mfrac>
      </math:mrow>
    </math:mrow>
    <math:annotation math:encoding="StarMath 5.0">{{{alignc dy} over {alignc dx}} = - {{alignc x} over {alignc y}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i math:fontstyle="normal">x</math:mi>
        </math:mrow>
        <math:mo math:stretchy="false">=</math:mo>
        <math:mn>0</math:mn>
      </math:mrow>
    </math:mrow>
    <math:annotation math:encoding="StarMath 5.0">{y{{alignc dy} over {alignc dx}} + x= 0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n>2y</math:mn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n>2x</math:mn>
        </math:mrow>
        <math:mo math:stretchy="false">=</math:mo>
        <math:mn>0</math:mn>
      </math:mrow>
    </math:mrow>
    <math:annotation math:encoding="StarMath 5.0"> {2y{{alignc dy} over {alignc dx}} + 2x= 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−</math:mo>
        <math:mfrac>
          <math:mrow>
            <math:mn>2</math:mn>
          </math:mrow>
          <math:mrow>
            <math:mi math:fontstyle="normal">x</math:mi>
          </math:mrow>
        </math:mfrac>
      </math:mrow>
      <math:mrow>
        <math:mi math:fontstyle="normal">y</math:mi>
        <math:mo math:stretchy="false">=</math:mo>
        <math:msup>
          <math:mi math:fontstyle="normal">x</math:mi>
          <math:mn>2</math:mn>
        </math:msup>
      </math:mrow>
      <math:mi/>
      <math:mrow>
        <math:mtext>(</math:mtext>
        <math:mo math:stretchy="false">∗</math:mo>
        <math:mtext>)</math:mtext>
      </math:mrow>
    </math:mrow>
    <math:annotation math:encoding="StarMath 5.0">y' - {{alignc 2} over {alignc x}}y = x^2 ~~ "("*")"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frac>
        <math:mrow>
          <math:mi>dy</math:mi>
        </math:mrow>
        <math:mrow>
          <math:mi>dx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{{alignc dy} over {alignc dx}} dx + {size *1.25 int ""} 2x dx = {size *1.25 int ""} dx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row>
          <math:mn>2y</math:mn>
          <math:mrow>
            <math:mfrac>
              <math:mrow>
                <math:mi>dy</math:mi>
              </math:mrow>
              <math:mrow>
                <math:mi>dx</math:mi>
              </math:mrow>
            </math:mfrac>
            <math:mo math:stretchy="false">+</math:mo>
            <math:mn>2x</math:mn>
          </math:mrow>
        </math:mrow>
      </math:mfenced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left ( 2y{{alignc dy} over {alignc dx}} + 2x right ) dx = {size *1.25 int ""} dx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row>
        <math:mi>dy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 dy + {size *1.25 int ""} 2x dx = {size *1.25 int ""} dx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i math:fontstyle="normal">C</math:mi>
    </math:mrow>
    <math:annotation math:encoding="StarMath 5.0">{y^2 + x^2 = C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sup>
        <math:mi math:fontstyle="normal">r</math:mi>
        <math:mn>2</math:mn>
      </math:msup>
    </math:mrow>
    <math:annotation math:encoding="StarMath 5.0">{y^2 + x^2 = r^2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sup>
          <math:mi math:fontstyle="normal">y</math:mi>
          <math:mn>2</math:mn>
        </math:msup>
        <math:mo math:stretchy="false">−</math:mo>
        <math:mn>3y</math:mn>
      </math:mrow>
    </math:mrow>
    <math:annotation math:encoding="StarMath 5.0">{{{alignc dy} over {alignc dx}} = y^2 - 3y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=</math:mo>
          <math:mrow>
            <math:msup>
              <math:mi math:fontstyle="normal">y</math:mi>
              <math:mn>2</math:mn>
            </math:msup>
            <math:mo math:stretchy="false">−</math:mo>
            <math:mn>3y</math:mn>
          </math:mrow>
        </math:mrow>
        <math:mo math:stretchy="false">=</math:mo>
        <math:mi math:fontstyle="normal">y</math:mi>
      </math:mrow>
      <math:mrow>
        <math:mrow>
          <math:mo math:stretchy="false">(</math:mo>
          <math:mrow>
            <math:mi math:fontstyle="normal">y</math:mi>
            <math:mo math:stretchy="false">−</math:mo>
            <math:mn>3</math:mn>
          </math:mrow>
          <math:mo math:stretchy="false">)</math:mo>
        </math:mrow>
        <math:mo math:stretchy="false">=</math:mo>
        <math:mn>0</math:mn>
      </math:mrow>
    </math:mrow>
    <math:annotation math:encoding="StarMath 5.0">{{{alignc dy} over {alignc dx}} = y^2 - 3y = y(y - 3) = 0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p>
            <math:mi math:fontstyle="normal">y</math:mi>
            <math:mn>2</math:mn>
          </math:msup>
          <math:mo math:stretchy="false">+</math:mo>
          <math:mi>xy</math:mi>
        </math:mrow>
        <math:mo math:stretchy="false">)</math:mo>
      </math:mrow>
      <math:mrow>
        <math:mi>dx</math:mi>
        <math:mo math:stretchy="false">+</math:mo>
        <math:msup>
          <math:mi math:fontstyle="normal">x</math:mi>
          <math:mn>2</math:mn>
        </math:msup>
      </math:mrow>
      <math:mrow>
        <math:mi>dy</math:mi>
        <math:mo math:stretchy="false">=</math:mo>
        <math:mn>0</math:mn>
      </math:mrow>
    </math:mrow>
    <math:annotation math:encoding="StarMath 5.0">(y^2 + xy) dx + x^2 dy = 0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frac>
            <math:mrow>
              <math:msup>
                <math:mi math:fontstyle="normal">y</math:mi>
                <math:mn>2</math:mn>
              </math:msup>
            </math:mrow>
            <math:mrow>
              <math:msup>
                <math:mi math:fontstyle="normal">x</math:mi>
                <math:mn>2</math:mn>
              </math:msup>
            </math:mrow>
          </math:mfrac>
        </math:mrow>
        <math:mo math:stretchy="false">+</math:mo>
        <math:mfrac>
          <math:mrow>
            <math:mi math:fontstyle="normal">y</math:mi>
          </math:mrow>
          <math:mrow>
            <math:mi math:fontstyle="normal">x</math:mi>
          </math:mrow>
        </math:mfrac>
      </math:mrow>
      <math:mo math:stretchy="false">=</math:mo>
      <math:mn>0</math:mn>
    </math:mrow>
    <math:annotation math:encoding="StarMath 5.0">{{alignc dy} over {alignc dx}} + {{alignc y^2} over {alignc x^2}} + {{alignc y} over {alignc x}} = 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z</math:mi>
            <math:mi math:fontstyle="normal">'</math:mi>
          </math:mrow>
        </math:mrow>
        <math:mrow>
          <math:mrow>
            <math:mi math:fontstyle="normal">z</math:mi>
            <math:mrow>
              <math:mo math:stretchy="false">(</math:mo>
              <math:mrow>
                <math:mi math:fontstyle="normal">z</math:mi>
                <math:mo math:stretchy="false">+</math:mo>
                <math:mn>2</math:mn>
              </math:mrow>
              <math:mo math:stretchy="false">)</math:mo>
            </math:mrow>
          </math:mrow>
        </math:mrow>
      </math:mfrac>
      <math:mo math:stretchy="false">=</math:mo>
      <math:mrow>
        <math:mo math:stretchy="false">−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{{alignc z'} over {alignc z(z+2)}} = -{{alignc 1} over {alignc x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false">−</math:mo>
          <math:mfrac>
            <math:mrow>
              <math:mn>2</math:mn>
            </math:mrow>
            <math:mrow>
              <math:mi math:fontstyle="normal">x</math:mi>
            </math:mrow>
          </math:mfrac>
        </math:mrow>
      </math:mrow>
    </math:mrow>
    <math:annotation math:encoding="StarMath 5.0">{P(x) = - {{alignc 2} over {alignc x}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n>2</math:mn>
        </math:mrow>
      </math:mfrac>
      <math:mfenced math:open="" math:close="">
        <math:mrow>
          <math:mfrac>
            <math:mrow>
              <math:mn>1</math:mn>
            </math:mrow>
            <math:mrow>
              <math:mi math:fontstyle="normal">z</math:mi>
            </math:mrow>
          </math:mfrac>
          <math:mo math:stretchy="false">−</math:mo>
          <math:mfrac>
            <math:mrow>
              <math:mn>1</math:mn>
            </math:mrow>
            <math:mrow>
              <math:mrow>
                <math:mi math:fontstyle="normal">z</math:mi>
                <math:mo math:stretchy="false">+</math:mo>
                <math:mn>2</math:mn>
              </math:mrow>
            </math:mrow>
          </math:mfrac>
        </math:mrow>
      </math:mfenced>
      <math:mi math:fontstyle="normal">z</math:mi>
      <math:mrow>
        <math:mi math:fontstyle="normal">'</math:mi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x</math:mi>
            </math:mrow>
          </math:mfrac>
        </math:mrow>
      </math:mrow>
    </math:mrow>
    <math:annotation math:encoding="StarMath 5.0">{{alignc 1} over {alignc 2}} left ( {{alignc 1} over {alignc z}} - {{alignc 1} over {alignc z + 2}} right ) z' = - {{alignc 1} over {alignc x}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C</math:mi>
          <math:mo math:stretchy="false">=</math:mo>
          <math:mfrac>
            <math:mrow>
              <math:mrow>
                <math:msup>
                  <math:mi math:fontstyle="normal">x</math:mi>
                  <math:mn>2</math:mn>
                </math:msup>
                <math:mfrac>
                  <math:mrow>
                    <math:mi math:fontstyle="normal">y</math:mi>
                  </math:mrow>
                  <math:mrow>
                    <math:mi math:fontstyle="normal">x</math:mi>
                  </math:mrow>
                </math:mfrac>
              </math:mrow>
            </math:mrow>
            <math:mrow>
              <math:mrow>
                <math:mfrac>
                  <math:mrow>
                    <math:mi math:fontstyle="normal">y</math:mi>
                  </math:mrow>
                  <math:mrow>
                    <math:mi math:fontstyle="normal">x</math:mi>
                  </math:mrow>
                </math:mfrac>
                <math:mo math:stretchy="false">+</math:mo>
                <math:mn>2</math:mn>
              </math:mrow>
            </math:mrow>
          </math:mfrac>
        </math:mrow>
        <math:mo math:stretchy="false">=</math:mo>
        <math:mfrac>
          <math:mrow>
            <math:mi>xy</math:mi>
          </math:mrow>
          <math:mrow>
            <math:mrow>
              <math:mfrac>
                <math:mrow>
                  <math:mi math:fontstyle="normal">y</math:mi>
                </math:mrow>
                <math:mrow>
                  <math:mi math:fontstyle="normal">x</math:mi>
                </math:mrow>
              </math:mfrac>
              <math:mo math:stretchy="false">+</math:mo>
              <math:mn>2</math:mn>
            </math:mrow>
          </math:mrow>
        </math:mfrac>
      </math:mrow>
      <math:mo math:stretchy="false">=</math:mo>
      <math:mfrac>
        <math:mrow>
          <math:mrow>
            <math:msup>
              <math:mi math:fontstyle="normal">x</math:mi>
              <math:mn>2</math:mn>
            </math:msup>
            <math:mi math:fontstyle="normal">y</math:mi>
          </math:mrow>
        </math:mrow>
        <math:mrow>
          <math:mrow>
            <math:mi math:fontstyle="normal">y</math:mi>
            <math:mo math:stretchy="false">+</math:mo>
            <math:mn>2x</math:mn>
          </math:mrow>
        </math:mrow>
      </math:mfrac>
    </math:mrow>
    <math:annotation math:encoding="StarMath 5.0">C

= {{alignc {{x^2}{{alignc {y}} over {alignc {x}}}}} over {alignc {{{alignc {y}} over {alignc {x}}}+2}}}

= {{alignc {xy}} over {alignc {{{alignc {y}} over {alignc {x}}} + 2}}}

= {{alignc {{x^2}y}} over {alignc {y + 2x}}}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z</math:mi>
            </math:mrow>
            <math:mrow>
              <math:mrow>
                <math:mi math:fontstyle="normal">z</math:mi>
                <math:mo math:stretchy="false">+</math:mo>
                <math:mn>2</math:mn>
              </math:mrow>
            </math:mrow>
          </math:mfrac>
        </math:mfenced>
        <math:mo math:stretchy="false">=</math:mo>
        <math:mi>ln</math:mi>
      </math:mrow>
      <math:mfenced math:open="∣" math:close="∣">
        <math:mfrac>
          <math:mrow>
            <math:mi math:fontstyle="normal">C</math:mi>
          </math:mrow>
          <math:mrow>
            <math:msup>
              <math:mi math:fontstyle="normal">x</math:mi>
              <math:mn>2</math:mn>
            </math:msup>
          </math:mrow>
        </math:mfrac>
      </math:mfenced>
    </math:mrow>
    <math:annotation math:encoding="StarMath 5.0">ln left lline {{alignc z} over {alignc z + 2}} right rline = ln left lline {{alignc C} over {alignc x^2}} right rline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 math:fontstyle="normal">z</math:mi>
          </math:mrow>
          <math:mrow>
            <math:mrow>
              <math:mi math:fontstyle="normal">z</math:mi>
              <math:mo math:stretchy="false">+</math:mo>
              <math:mn>2</math:mn>
            </math:mrow>
          </math:mrow>
        </math:mfrac>
        <math:mo math:stretchy="false">=</math:mo>
        <math:mrow>
          <math:mo math:stretchy="false">±</math:mo>
          <math:mfrac>
            <math:mrow>
              <math:mi math:fontstyle="normal">C</math:mi>
            </math:mrow>
            <math:mrow>
              <math:msup>
                <math:mi math:fontstyle="normal">x</math:mi>
                <math:mn>2</math:mn>
              </math:msup>
            </math:mrow>
          </math:mfrac>
        </math:mrow>
      </math:mrow>
      <math:mo math:stretchy="false">=</math:mo>
      <math:mfrac>
        <math:mrow>
          <math:mi math:fontstyle="normal">C</math:mi>
        </math:mrow>
        <math:mrow>
          <math:msup>
            <math:mi math:fontstyle="normal">x</math:mi>
            <math:mn>2</math:mn>
          </math:msup>
        </math:mrow>
      </math:mfrac>
    </math:mrow>
    <math:annotation math:encoding="StarMath 5.0">{{alignc z} over {alignc z + 2}} = +- {{alignc C} over {alignc x^2}} = {{alignc C} over {alignc x^2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frac>
          <math:mrow>
            <math:mrow>
              <math:msup>
                <math:mi math:fontstyle="normal">y</math:mi>
                <math:mn>2</math:mn>
              </math:msup>
              <math:mo math:stretchy="false">−</math:mo>
              <math:mn>1</math:mn>
            </math:mrow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n>1</math:mn>
            </math:mrow>
          </math:mrow>
        </math:mfrac>
      </math:mrow>
      <math:mi math:fontstyle="normal">,</math:mi>
      <math:mi/>
      <math:mi math:fontstyle="normal">y</math:mi>
      <math:mrow>
        <math:mrow>
          <math:mo math:stretchy="false">(</math:mo>
          <math:mn>2</math:mn>
          <math:mo math:stretchy="false">)</math:mo>
        </math:mrow>
        <math:mo math:stretchy="false">=</math:mo>
        <math:mn>2</math:mn>
      </math:mrow>
    </math:mrow>
    <math:annotation math:encoding="StarMath 5.0">{{alignc dy} over {alignc dx}} = {{alignc y^2 - 1} over {alignc x^2 - 1}}, ~ y(2) = 2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sup>
            <math:mi math:fontstyle="normal">x</math:mi>
            <math:mn>2</math:mn>
          </math:msup>
          <math:mo math:stretchy="false">−</math:mo>
          <math:mn>1</math:mn>
        </math:mrow>
      </math:mrow>
      <math:mrow>
        <math:mrow>
          <math:msup>
            <math:mi math:fontstyle="normal">x</math:mi>
            <math:mn>2</math:mn>
          </math:msup>
          <math:mo math:stretchy="false">−</math:mo>
          <math:mn>1</math:mn>
        </math:mrow>
      </math:mrow>
    </math:mfrac>
    <math:annotation math:encoding="StarMath 5.0">{{alignc x^2 - 1} over {alignc x^2 - 1}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row>
              <math:mn>2</math:mn>
            </math:mrow>
            <math:mrow>
              <math:mi math:fontstyle="normal">x</math:mi>
            </math:mrow>
          </math:mfrac>
        </math:mrow>
      </math:mrow>
      <math:mi>dx</math:mi>
    </math:mrow>
    <math:annotation math:encoding="StarMath 5.0">{{size *1.25 int ""} P(x) dx = {size *1.25 int ""} - {{alignc 2} over {alignc x}} d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row>
          <math:mo math:stretchy="false">−</math:mo>
          <math:mn>2</math:mn>
        </math:mrow>
      </math:mrow>
      <math:mi>ln</math:mi>
      <math:mi math:fontstyle="normal">x</math:mi>
    </math:mrow>
    <math:annotation math:encoding="StarMath 5.0">{{size *1.25 int ""} P(x) dx = -2 ln x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n>2</math:mn>
              </math:mrow>
              <math:mi>ln</math:mi>
              <math:mi math:fontstyle="normal">x</math:mi>
            </math:mrow>
          </math:msup>
        </math:mrow>
        <math:mo math:stretchy="false">=</math:mo>
        <math:mfrac>
          <math:mrow>
            <math:mn>1</math:mn>
          </math:mrow>
          <math:mrow>
            <math:msup>
              <math:mi math:fontstyle="normal">x</math:mi>
              <math:mn>2</math:mn>
            </math:msup>
          </math:mrow>
        </math:mfrac>
      </math:mrow>
      <math:mi/>
      <math:mtext>(†)</math:mtext>
    </math:mrow>
    <math:annotation math:encoding="StarMath 5.0">{e^{{size *1.25 int ""} P(x) dx} = e^{-2 ln x} = {{alignc 1} over {alignc x^2}} ~ "(†)"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sup>
            <math:mi math:fontstyle="normal">x</math:mi>
            <math:mn>2</math:mn>
          </math:msup>
        </math:mrow>
      </math:mfrac>
      <math:mi math:fontstyle="normal">y</math:mi>
      <math:mrow>
        <math:mi math:fontstyle="normal">'</math:mi>
        <math:mo math:stretchy="false">−</math:mo>
        <math:mfrac>
          <math:mrow>
            <math:mn>2</math:mn>
          </math:mrow>
          <math:mrow>
            <math:msup>
              <math:mi math:fontstyle="normal">x</math:mi>
              <math:mn>3</math:mn>
            </math:msup>
          </math:mrow>
        </math:mfrac>
      </math:mrow>
      <math:mrow>
        <math:mi math:fontstyle="normal">y</math:mi>
        <math:mo math:stretchy="false">=</math:mo>
        <math:mn>1</math:mn>
      </math:mrow>
      <math:mi/>
      <math:mtext>(‡)</math:mtext>
    </math:mrow>
    <math:annotation math:encoding="StarMath 5.0">{{{alignc 1} over {alignc x^2}} y' - {{alignc 2} over {alignc x^3}} y = 1 ~ "(‡)"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row>
            <math:mfrac>
              <math:mrow>
                <math:mn>1</math:mn>
              </math:mrow>
              <math:mrow>
                <math:msup>
                  <math:mi math:fontstyle="normal">x</math:mi>
                  <math:mn>2</math:mn>
                </math:msup>
              </math:mrow>
            </math:mfrac>
            <math:mi math:fontstyle="normal">y</math:mi>
          </math:mrow>
        </math:mfenced>
        <math:mo math:stretchy="false">=</math:mo>
        <math:mn>1</math:mn>
      </math:mrow>
      <math:mi/>
      <math:mtext>(‡)</math:mtext>
    </math:mrow>
    <math:annotation math:encoding="StarMath 5.0">{{{alignc d} over {alignc dx}} left ( {{alignc 1} over {alignc x^2}} y right ) = 1 ~ "(‡)"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y</math:mi>
        </math:mrow>
        <math:mrow>
          <math:msup>
            <math:mi math:fontstyle="normal">x</math:mi>
            <math:mn>2</math:mn>
          </math:msup>
        </math:mrow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{{alignc y} over {alignc x^2}} = x + C}</math:annotation>
  </math:semantics>
</math:math>
</file>